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42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1.792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15.9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 text:c="28"/>ENGLISH</text:p>
          </table:table-cell>
          <table:table-cell office:value-type="string" calcext:value-type="string">
            <text:p><text:s text:c="2"/>UNITA’</text:p>
          </table:table-cell>
          <table:table-cell office:value-type="string" calcext:value-type="string">
            <text:p><text:s text:c="43"/>ITALIANO</text:p>
          </table:table-cell>
          <table:table-cell office:value-type="string" calcext:value-type="string">
            <text:p><text:s text:c="14"/>DETTAGLI</text:p>
          </table:table-cell>
          <table:table-cell office:value-type="string" calcext:value-type="string">
            <text:p><text:s text:c="42"/>NOME INTERO PARAMETR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ELL COU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ERO CELL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TTERY CAPACITY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CAPACITA’ BATTERI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LANCE TRIG VO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FFERENZA TENSIONE TRA LE CELLE DI AVVIO BILANCIAMENT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LIBRATING VO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IBRAZIONE TENSION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LIBRATING CUR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LIBRAZIONE CORRENT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RT BALANCE VO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START BILANCIATOR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X BALANCE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NTE MASSIMA DI BILANCIAMENT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 OV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ZIONE ALTA TENSIONE CELLA</text:p>
          </table:table-cell>
          <table:table-cell/>
          <table:table-cell office:value-type="string" calcext:value-type="string">
            <text:p>CELL OVER VOLT PROTE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 CELL RC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CARICA</text:p>
          </table:table-cell>
          <table:table-cell office:value-type="string" calcext:value-type="string">
            <text:p># COMANDERA IL SISTEMA #</text:p>
          </table:table-cell>
          <table:table-cell office:value-type="string" calcext:value-type="string">
            <text:p>RACCOMANDED CHARGE VOLT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C 100% VO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SOC 100%</text:p>
          </table:table-cell>
          <table:table-cell office:value-type="string" calcext:value-type="string">
            <text:p>######### OCCHIO ########</text:p>
          </table:table-cell>
          <table:table-cell office:value-type="string" calcext:value-type="string">
            <text:p>'’DEVE ESSERE INFERIORE DI (0,04V) RISPETTO A ‘VOL RCV’ PER AVERE EFFETTO’’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 OVP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RIENTRO DA ALTA TENSIONE CELLA </text:p>
          </table:table-cell>
          <table:table-cell/>
          <table:table-cell office:value-type="string" calcext:value-type="string">
            <text:p>CELL OVER VOLTAGE PROTECTION RECOV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 UVP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RIENTRO DA BASSA TENSIONE CELLA</text:p>
          </table:table-cell>
          <table:table-cell/>
          <table:table-cell office:value-type="string" calcext:value-type="string">
            <text:p>CELL UNDER VOLTAGE PROTECTION RECOV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C 0% VO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SOC 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ELL UV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ZIONE BASSA TENSIONE CELLA</text:p>
          </table:table-cell>
          <table:table-cell/>
          <table:table-cell office:value-type="string" calcext:value-type="string">
            <text:p>CELL UNDER VOLTAGE PROTE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WER OFF VO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SPEGNIMENTO BM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 CELL RF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MANTENIMENTO</text:p>
          </table:table-cell>
          <table:table-cell office:value-type="string" calcext:value-type="string">
            <text:p># COMANDERA IL SISTEMA #</text:p>
          </table:table-cell>
          <table:table-cell office:value-type="string" calcext:value-type="string">
            <text:p>RECCOMMENDED FLOATING CHARGE VOLT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 SMART SLEE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NSIONE DI ATTIVAZIONE SMART SLEE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 SMART SLEE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EMPO DOPO IL QUALE SI ATTIVA LA SMART SLEE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INUED CHARGE CUR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NTE MASSIMA CONTINUA DI CARIC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GE OCP DEL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MPO DI INTERVENTO SOVRACORRENTE DI CARICA</text:p>
          </table:table-cell>
          <table:table-cell/>
          <table:table-cell office:value-type="string" calcext:value-type="string">
            <text:p>CHARGE OVER CURRENT PROTECTION DELA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GE OCPR 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MPO DI RIENTRO DA SOVRACORRENTE DI CARICA</text:p>
          </table:table-cell>
          <table:table-cell/>
          <table:table-cell office:value-type="string" calcext:value-type="string">
            <text:p>CHARGE OVER CURRENT PROTECTION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TINUED DISCHARGE CUR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NTE MASSIMA CONTINUA DI SCARIC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HARGE OCP DELA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MPO DI INTERVENTO SOVRACORRENTE DI SCARICA</text:p>
          </table:table-cell>
          <table:table-cell/>
          <table:table-cell office:value-type="string" calcext:value-type="string">
            <text:p>DISCHARGE OVER CURRENT PROTECTION DELA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HARGE OCPR 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EMPO DI RIENTRO DA SOVRACORRENTE DI SCARICA</text:p>
          </table:table-cell>
          <table:table-cell/>
          <table:table-cell office:value-type="string" calcext:value-type="string">
            <text:p>DISCHARGE OVER CURRENT PROTECTION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GE OTP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PROTEZIONE DA SOVRATEMPERATURA IN CARICA</text:p>
          </table:table-cell>
          <table:table-cell/>
          <table:table-cell office:value-type="string" calcext:value-type="string">
            <text:p>CHARGE OVER TEMPERATURE PROTE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GE OTPR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RIENTRO DA PROTEZIONE SOVRATEMPERATURA IN CARICA</text:p>
          </table:table-cell>
          <table:table-cell/>
          <table:table-cell office:value-type="string" calcext:value-type="string">
            <text:p>CHARGE OVER TEMPERATURE PROTECTION RECOV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HARGE OTP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PROTEZIONE DA SOVRATEMPERATURA IN SCARICA</text:p>
          </table:table-cell>
          <table:table-cell/>
          <table:table-cell office:value-type="string" calcext:value-type="string">
            <text:p>DISCHARGE OVER TEMPERATURE PROTE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SCHARGE OTPR 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RIENTRO DA PROTEZIONE SOVRATEMPERATURA IN SCARICA</text:p>
          </table:table-cell>
          <table:table-cell/>
          <table:table-cell office:value-type="string" calcext:value-type="string">
            <text:p>DISCHARGE OVER TEMPERATURE PROTECTION RECOV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GE UTPR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RIENTRO DA BASSA TEMPERATURA IN SCARICA</text:p>
          </table:table-cell>
          <table:table-cell/>
          <table:table-cell office:value-type="string" calcext:value-type="string">
            <text:p>CHARGE UNDER TEMPERATURE PROTECTION RECOV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GE UTP </text:p>
          </table:table-cell>
          <table:table-cell table:style-name="ce1" office:value-type="string" calcext:value-type="string">
            <text:p>°C</text:p>
          </table:table-cell>
          <table:table-cell office:value-type="string" calcext:value-type="string">
            <text:p>PROTEZIONE DA BASSA TEMPERATURA IN CARICA</text:p>
          </table:table-cell>
          <table:table-cell/>
          <table:table-cell office:value-type="string" calcext:value-type="string">
            <text:p>CHARGE UNDER TEMPERATURE PROTE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S OTP</text:p>
          </table:table-cell>
          <table:table-cell table:style-name="ce2" office:value-type="string" calcext:value-type="string">
            <text:p>°C</text:p>
          </table:table-cell>
          <table:table-cell office:value-type="string" calcext:value-type="string">
            <text:p>PROTEZIONE SOVRATEMPERATURA MOSFET BMS</text:p>
          </table:table-cell>
          <table:table-cell/>
          <table:table-cell office:value-type="string" calcext:value-type="string">
            <text:p>MOSFET OVER TEMPERATURE PROTE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S OTP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RIENTRO DA SOVRATEMPERATURA MOSFET BMS</text:p>
          </table:table-cell>
          <table:table-cell/>
          <table:table-cell office:value-type="string" calcext:value-type="string">
            <text:p>MOSFET OVER TEMPERATURE PROTECTION RECOVE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P DELAY</text:p>
          </table:table-cell>
          <table:table-cell office:value-type="string" calcext:value-type="string">
            <text:p>μs</text:p>
          </table:table-cell>
          <table:table-cell office:value-type="string" calcext:value-type="string">
            <text:p>PROTEZIONE DA CORTO CIRCUITO</text:p>
          </table:table-cell>
          <table:table-cell/>
          <table:table-cell office:value-type="string" calcext:value-type="string">
            <text:p>SHORT CIRCUIT PROTECTION DELAY 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PR T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IENTRO DA PROTEZIONE CORTO CIRCUITO</text:p>
          </table:table-cell>
          <table:table-cell/>
          <table:table-cell office:value-type="string" calcext:value-type="string">
            <text:p>SHORT CIRCUIT PROTECTION RECOVERY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VICE ADDR</text:p>
          </table:table-cell>
          <table:table-cell/>
          <table:table-cell office:value-type="string" calcext:value-type="string">
            <text:p>INDIRIZZO ATTUALE BM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TORED PERIO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ERIODO DI INTERVALLO D’ARCHIVIAZIONE DEI DAT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CV TIM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ANDEZZA DEL DATABASE DEI DATI</text:p>
          </table:table-cell>
          <table:table-cell/>
          <table:table-cell office:value-type="string" calcext:value-type="string">
            <text:p>RATED CHARGING VOLTAGE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VF TIM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ANDEZZA DEL DATABASE DEI DATI</text:p>
          </table:table-cell>
          <table:table-cell/>
          <table:table-cell office:value-type="string" calcext:value-type="string">
            <text:p>RATED VOLTAGE FLOATING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MERG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NESTRA DI TEMPO IN CUI IN MODALITA’ EMERGENZA ABILITA LA CARICA E LA SCARICA</text:p>
          </table:table-cell>
          <table:table-cell/>
          <table:table-cell office:value-type="string" calcext:value-type="string">
            <text:p>EMERGENCY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 PRIVATE DATA</text:p>
          </table:table-cell>
          <table:table-cell/>
          <table:table-cell office:value-type="string" calcext:value-type="string">
            <text:p>NOME DATABASE DAT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 DATA 2</text:p>
          </table:table-cell>
          <table:table-cell/>
          <table:table-cell office:value-type="string" calcext:value-type="string">
            <text:p>NOME DATABASE DATI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ART1 PROTOCOL NO</text:p>
          </table:table-cell>
          <table:table-cell/>
          <table:table-cell office:value-type="string" calcext:value-type="string">
            <text:p>PROTOCOLLO COMUNICAZIONE PORTA SERIALE 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ART2 PROTOCOL NO</text:p>
          </table:table-cell>
          <table:table-cell/>
          <table:table-cell office:value-type="string" calcext:value-type="string">
            <text:p><text:span text:style-name="T1">PROTOCOLLO COMUNICAZIONE </text:span>PORTA SERIALE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N PROTOCOL NO</text:p>
          </table:table-cell>
          <table:table-cell/>
          <table:table-cell office:value-type="string" calcext:value-type="string">
            <text:p><text:span text:style-name="T1">PROTOCOLLO COMUNICAZIONE </text:span>PORTA CA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BUZZER TRIGGER</text:p>
          </table:table-cell>
          <table:table-cell/>
          <table:table-cell office:value-type="string" calcext:value-type="string">
            <text:p>ATTIVATORE DEL ‘’BIP’’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BUZZER TRIGGER VAL</text:p>
          </table:table-cell>
          <table:table-cell/>
          <table:table-cell office:value-type="string" calcext:value-type="string">
            <text:p>VALORE CHE ATTIVA IL ‘’BIP’’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CD BUZZER RELEASE VAL</text:p>
          </table:table-cell>
          <table:table-cell/>
          <table:table-cell office:value-type="string" calcext:value-type="string">
            <text:p>VALORE CHE DISATTIVA IL ‘’BIP’’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Y 1 TRIGGER</text:p>
          </table:table-cell>
          <table:table-cell/>
          <table:table-cell office:value-type="string" calcext:value-type="string">
            <text:p>ATTIVATORE DEL RELAY 1 A BORDO DEL BM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Y 1 TRIGGER VAL</text:p>
          </table:table-cell>
          <table:table-cell/>
          <table:table-cell office:value-type="string" calcext:value-type="string">
            <text:p>VALORE CHE ATTIVA RELAY 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Y 1 RELEASE VAL</text:p>
          </table:table-cell>
          <table:table-cell/>
          <table:table-cell office:value-type="string" calcext:value-type="string">
            <text:p>VALORE CHE DISATTIVA RELAY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Y 2 TRIGGER</text:p>
          </table:table-cell>
          <table:table-cell/>
          <table:table-cell office:value-type="string" calcext:value-type="string">
            <text:p>ATTIVATORE DEL RELAY 2 A BORDO DEL BM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Y 2 TRIGGER VAL</text:p>
          </table:table-cell>
          <table:table-cell/>
          <table:table-cell office:value-type="string" calcext:value-type="string">
            <text:p>VALORE CHE ATTIVA IL RELAY 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RY 2 RELEASE VAL</text:p>
          </table:table-cell>
          <table:table-cell/>
          <table:table-cell office:value-type="string" calcext:value-type="string">
            <text:p>VALORE CHE DISATTIVA IL RELAY 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 WIRE RES 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RESISTENZA CONOSCIUTA DEI CAVI DI CONNESSIONE CELLE</text:p>
          </table:table-cell>
          <table:table-cell/>
          <table:table-cell office:value-type="string" calcext:value-type="string">
            <text:p>CONNECTION WIRE RESISTANCE <text:s/></text:p>
          </table:table-cell>
        </table:table-row>
        <table:table-row table:style-name="ro1" table:number-rows-repeated="81">
          <table:table-cell table:number-columns-repeated="5"/>
        </table:table-row>
        <table:table-row table:style-name="ro1">
          <table:table-cell office:value-type="string" calcext:value-type="string">
            <text:p>se hai letto fino a qui vuol dire che sei una persona curiosa !! non smettere mai di cercare !! <text:s text:c="9"/>se vuoi fammelo sapere scrivendo : <text:s/>‘’ the truth is out there ‘’ . <text:s text:c="4"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cell-count="181" meta:object-count="0"/>
  </office:meta>
</office:document-meta>
</file>